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C40000057FAC3DFF2A6D7700C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ourier New" svg:font-family="'Courier New'"/>
    <style:font-face style:name="Nunito" svg:font-family="Nunito"/>
    <style:font-face style:name="Thasadith" svg:font-family="Thasadith"/>
    <style:font-face style:name="Noto Sans Devanagari1" svg:font-family="'Noto Sans Devanagari'" style:font-family-generic="swiss"/>
    <style:font-face style:name="Liberation Mono2" svg:font-family="'Liberation Mono', 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Noto Sans Devanagari3" svg:font-family="'Noto Sans Devanagari'" style:font-pitch="variable"/>
    <style:font-face style:name="Liberation Mono1" svg:font-family="'Liberation Mono', 'Courier New'" style:font-family-generic="modern" style:font-pitch="variable"/>
    <style:font-face style:name="Arial1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Noto Sans Devanagari" svg:font-family="'Noto Sans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3" svg:font-family="'Liberation Sans', Arial" style:font-family-generic="system" style:font-pitch="variable"/>
    <style:font-face style:name="Linux Libertine G" svg:font-family="'Linux Libertine G'" style:font-family-generic="system" style:font-pitch="variable"/>
    <style:font-face style:name="Noto Sans Devanagari2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 style:font-size-asian="18pt" style:font-size-complex="18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Thasadith" fo:font-size="18pt" fo:letter-spacing="normal" fo:font-style="normal" style:text-underline-style="none" fo:font-weight="bold" style:font-name-asian="Thasadith" style:font-size-asian="18pt" style:font-style-asian="normal" style:font-weight-asian="bold" style:font-name-complex="Thasadith" style:font-size-complex="18pt" style:font-style-complex="normal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Nunito" fo:font-size="12pt" fo:letter-spacing="normal" fo:font-style="normal" fo:text-shadow="none" style:text-underline-style="none" fo:font-weight="normal" style:letter-kerning="true" fo:background-color="transparent" style:font-name-asian="Nunito" style:font-size-asian="12pt" style:font-style-asian="normal" style:font-weight-asian="normal" style:font-name-complex="Nunit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ff00" loext:opacity="100%" style:text-outline="false" style:text-line-through-style="none" style:text-line-through-type="none" style:text-position="0% 100%" style:font-name="Courier New" fo:font-size="11pt" fo:letter-spacing="normal" fo:font-style="normal" fo:text-shadow="none" style:text-underline-style="none" fo:font-weight="normal" style:letter-kerning="true" fo:background-color="transparent" style:font-name-asian="Courier New" style:font-size-asian="11pt" style:font-style-asian="normal" style:font-weight-asian="normal" style:font-name-complex="Courier New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omework: Linux. Basic command line skills" draw:style-name="dp1" draw:master-page-name="TITLE_5f_AND_5f_BODY" presentation:presentation-page-layout-name="AL1T1">
        <draw:frame draw:name="Google Shape;182;p42" presentation:style-name="pr1" draw:text-style-name="P2" draw:layer="layout" svg:width="21.399cm" svg:height="1.59cm" svg:x="2cm" svg:y="1.236cm" presentation:class="title" presentation:user-transformed="true">
          <draw:text-box>
            <text:p text:style-name="P1"><text:span text:style-name="T1">Homework: Linux. Logging and working with text files</text:span></text:p>
          </draw:text-box>
        </draw:frame>
        <draw:frame draw:name="Google Shape;183;p42" presentation:style-name="pr2" draw:text-style-name="P3" draw:layer="layout" svg:width="21.399cm" svg:height="10.509cm" svg:x="2cm" svg:y="2.826cm" presentation:class="outline" presentation:user-transformed="true">
          <draw:text-box>
            <text:p text:style-name="P1"><text:span text:style-name="T2">1. Display the size of your disk partitions using df into a separate file;</text:span></text:p>
            <text:p text:style-name="P1"><text:span text:style-name="T2"/></text:p>
            <text:p text:style-name="P1"><text:span text:style-name="T3">[testvmadmin@testvm ~]$ df -h|grep -e '/dev/\(mapper\)\|\(sd\)' &gt; diskusage </text:span></text:p>
            <text:p text:style-name="P1"><text:span text:style-name="T3">[testvmadmin@testvm ~]$ cat diskusage </text:span></text:p>
            <text:p text:style-name="P1"><text:span text:style-name="T3">/dev/mapper/cs-root <text:s text:c="2"/>12G <text:s/>1.9G <text:s/>9.8G <text:s/>17% /</text:span></text:p>
            <text:p text:style-name="P1"><text:span text:style-name="T3">/dev/sdb2 <text:s text:c="11"/>1.0G <text:s/>3.5M <text:s/>905M <text:s text:c="2"/>1% /homework/btrfs</text:span></text:p>
            <text:p text:style-name="P1"><text:span text:style-name="T3">/dev/sdb1 <text:s text:c="11"/>976M <text:s/>1.3M <text:s/>924M <text:s text:c="2"/>1% /homework/ext</text:span></text:p>
            <text:p text:style-name="P1"><text:span text:style-name="T3">/dev/sda1 <text:s text:c="10"/>1014M <text:s/>226M <text:s/>789M <text:s/>23% /boot</text:span></text:p>
            <text:p text:style-name="P1"/>
            <text:p text:style-name="P1"><text:span text:style-name="T2">2. Through the cat, reduce the number of columns to three, leaving only Filesystem, USE and</text:span></text:p>
            <text:p text:style-name="P1"><text:span text:style-name="T2">Mounted on;</text:span></text:p>
            <text:p text:style-name="P1"><text:span text:style-name="T3"/></text:p>
            <text:p text:style-name="P1"><text:span text:style-name="T3">[testvmadmin@testvm ~]$ cat diskusage | awk '{ print $1" "$5" "$6 }'</text:span></text:p>
            <text:p text:style-name="P1"><text:span text:style-name="T3">/dev/mapper/cs-root 17% /</text:span></text:p>
            <text:p text:style-name="P1"><text:span text:style-name="T3">/dev/sdb2 1% /homework/btrfs</text:span></text:p>
            <text:p text:style-name="P1"><text:span text:style-name="T3">/dev/sdb1 1% /homework/ext</text:span></text:p>
            <text:p text:style-name="P1"><text:span text:style-name="T3">/dev/sda1 23% /boot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/></text:p>
            <text:p text:style-name="P1"><text:span text:style-name="T2"/></text:p>
            <text:p text:style-name="P1"><text:span text:style-name="T2"/></text:p>
          </draw:text-box>
        </draw:frame>
        <presentation:notes draw:style-name="dp2">
          <draw:page-thumbnail draw:name="Google Shape;179;gf91fd2b78c_0_135:notes" draw:style-name="gr1" draw:layer="layout" svg:width="16.932cm" svg:height="9.524cm" svg:x="1.059cm" svg:y="1.905cm" draw:page-number="1" presentation:class="page"/>
          <draw:frame draw:name="Google Shape;180;gf91fd2b78c_0_135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1T1">
        <draw:frame draw:name="Google Shape;182;p42_0" presentation:style-name="pr1" draw:text-style-name="P2" draw:layer="layout" svg:width="21.399cm" svg:height="1.59cm" svg:x="2cm" svg:y="1.236cm" presentation:class="title" presentation:user-transformed="true">
          <draw:text-box>
            <text:p text:style-name="P1"><text:span text:style-name="T1">Homework: Linux. Logging and working with text files</text:span></text:p>
          </draw:text-box>
        </draw:frame>
        <draw:frame draw:name="Google Shape;183;p42_0" presentation:style-name="pr2" draw:text-style-name="P3" draw:layer="layout" svg:width="21.399cm" svg:height="10.509cm" svg:x="2cm" svg:y="2.826cm" presentation:class="outline" presentation:user-transformed="true">
          <draw:text-box>
            <text:p text:style-name="P1"><text:span text:style-name="T2">3. Sort the obtained values in the second step;</text:span></text:p>
            <text:p text:style-name="P1"><text:span text:style-name="T2"/></text:p>
            <text:p text:style-name="P1"><text:span text:style-name="T3">[testvmadmin@testvm ~]$ cat diskusage | awk '{ print $1" "$5" "$6 }' | sort -n -k 2</text:span></text:p>
            <text:p text:style-name="P1"><text:span text:style-name="T3">/dev/sdb1 1% /homework/ext</text:span></text:p>
            <text:p text:style-name="P1"><text:span text:style-name="T3">/dev/sdb2 1% /homework/btrfs</text:span></text:p>
            <text:p text:style-name="P1"><text:span text:style-name="T3">/dev/mapper/cs-root 17% /</text:span></text:p>
            <text:p text:style-name="P1"><text:span text:style-name="T3">/dev/sda1 23% /boot</text:span></text:p>
            <text:p text:style-name="P1"><text:span text:style-name="T2"/></text:p>
            <text:p text:style-name="P1"><text:span text:style-name="T2">4. Define the size of all files and folders in the / etc directory;</text:span></text:p>
            <text:p text:style-name="P1"><text:span text:style-name="T2"/></text:p>
            <text:p text:style-name="P1"><text:span text:style-name="T3">du -cks /etc</text:span></text:p>
            <text:p text:style-name="P1"><text:span text:style-name="T3"/></text:p>
            <text:p text:style-name="P1"><text:span text:style-name="T2">Output is too long (300 lines)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</draw:text-box>
        </draw:frame>
        <presentation:notes draw:style-name="dp3">
          <draw:page-thumbnail draw:name="Google Shape;179;gf91fd2b78c_0_0" draw:style-name="gr1" draw:layer="layout" svg:width="16.932cm" svg:height="9.524cm" svg:x="1.059cm" svg:y="1.905cm" draw:page-number="2" presentation:class="page"/>
          <draw:frame draw:name="Google Shape;180;gf91fd2b78c_0_0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1T1">
        <draw:frame draw:name="Google Shape;182;p42_1" presentation:style-name="pr1" draw:text-style-name="P2" draw:layer="layout" svg:width="21.399cm" svg:height="1.59cm" svg:x="2cm" svg:y="1.236cm" presentation:class="title" presentation:user-transformed="true">
          <draw:text-box>
            <text:p text:style-name="P1"><text:span text:style-name="T1">Homework: Linux. Logging and working with text files</text:span></text:p>
          </draw:text-box>
        </draw:frame>
        <draw:frame draw:name="Google Shape;183;p42_1" presentation:style-name="pr2" draw:text-style-name="P3" draw:layer="layout" svg:width="21.399cm" svg:height="10.509cm" svg:x="2cm" svg:y="2.826cm" presentation:class="outline" presentation:user-transformed="true">
          <draw:text-box>
            <text:p text:style-name="P1"><text:span text:style-name="T2">5. Sort the output to show only the TOP 10 largest files.</text:span></text:p>
            <text:p text:style-name="P1"><text:span text:style-name="T2"/></text:p>
            <text:p text:style-name="P1"><text:span text:style-name="T3">testvmadmin@testvm ~]$ sudo du /etc/*|sort -n -k1 -r|head -10</text:span></text:p>
            <text:p text:style-name="P1"><text:span text:style-name="T3">10868 <text:s text:c="2"/>/etc/udev</text:span></text:p>
            <text:p text:style-name="P1"><text:span text:style-name="T3">8908 <text:s text:c="3"/>/etc/selinux</text:span></text:p>
            <text:p text:style-name="P1"><text:span text:style-name="T3">8900 <text:s text:c="3"/>/etc/selinux/targeted</text:span></text:p>
            <text:p text:style-name="P1"><text:span text:style-name="T3">8372 <text:s text:c="3"/>/etc/selinux/targeted/policy</text:span></text:p>
            <text:p text:style-name="P1"><text:span text:style-name="T3">944 <text:s text:c="4"/>/etc/pki</text:span></text:p>
            <text:p text:style-name="P1"><text:span text:style-name="T3">908 <text:s text:c="4"/>/etc/pki/ca-trust</text:span></text:p>
            <text:p text:style-name="P1"><text:span text:style-name="T3">896 <text:s text:c="4"/>/etc/pki/ca-trust/extracted</text:span></text:p>
            <text:p text:style-name="P1"><text:span text:style-name="T3">680 <text:s text:c="4"/>/etc/services</text:span></text:p>
            <text:p text:style-name="P1"><text:span text:style-name="T3">604 <text:s text:c="4"/>/etc/ssh</text:span></text:p>
            <text:p text:style-name="P1"><text:span text:style-name="T3">512 <text:s text:c="4"/>/etc/selinux/targeted/context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</draw:text-box>
        </draw:frame>
        <presentation:notes draw:style-name="dp3">
          <draw:page-thumbnail draw:name="Google Shape;179;gf91fd2b78c_0_1" draw:style-name="gr1" draw:layer="layout" svg:width="16.932cm" svg:height="9.524cm" svg:x="1.059cm" svg:y="1.905cm" draw:page-number="3" presentation:class="page"/>
          <draw:frame draw:name="Google Shape;180;gf91fd2b78c_0_1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ourier New" svg:font-family="'Courier New'"/>
    <style:font-face style:name="Nunito" svg:font-family="Nunito"/>
    <style:font-face style:name="Thasadith" svg:font-family="Thasadith"/>
    <style:font-face style:name="Noto Sans Devanagari1" svg:font-family="'Noto Sans Devanagari'" style:font-family-generic="swiss"/>
    <style:font-face style:name="Liberation Mono2" svg:font-family="'Liberation Mono', 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Noto Sans Devanagari3" svg:font-family="'Noto Sans Devanagari'" style:font-pitch="variable"/>
    <style:font-face style:name="Liberation Mono1" svg:font-family="'Liberation Mono', 'Courier New'" style:font-family-generic="modern" style:font-pitch="variable"/>
    <style:font-face style:name="Arial1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Noto Sans Devanagari" svg:font-family="'Noto Sans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3" svg:font-family="'Liberation Sans', Arial" style:font-family-generic="system" style:font-pitch="variable"/>
    <style:font-face style:name="Linux Libertine G" svg:font-family="'Linux Libertine G'" style:font-family-generic="system" style:font-pitch="variable"/>
    <style:font-face style:name="Noto Sans Devanagari2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9C40000057FAC3DFF2A6D7700C8.jpg" xlink:type="simple" xlink:show="embed" xlink:actuate="onLoad"/>
    <draw:fill-image draw:name="msFillBitmap_20_2" draw:display-name="msFillBitmap 2" xlink:href="Pictures/10000000000009C40000057FAC3DFF2A6D7700C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roid Sans Fallback1" style:font-family-asian="'Droid Sans Fallback'" style:font-pitch-asian="variable" style:font-size-asian="12pt" style:language-asian="zh" style:country-asian="CN" style:font-name-complex="Noto Sans Devanagari3" style:font-family-complex="'Noto Sans Devanagari'" style:font-pitch-complex="variable" style:font-size-complex="12pt" style:language-complex="hi" style:country-complex="IN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 style:font-name-complex="Liberation Mono2" style:font-family-complex="'Liberation Mono', 'Courier New'" style:font-family-generic-complex="modern" style:font-pitch-complex="fixed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name-complex="Liberation Mono2" style:font-family-complex="'Liberation Mono', 'Courier New'" style:font-family-generic-complex="modern" style:font-pitch-complex="fixed" style:font-size-complex="10pt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Droid Sans Fallback1" style:font-family-asian="'Droid Sans Fallback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61;p16" presentation:style-name="TITLE_5f_AND_5f_BODY-title" draw:layer="backgroundobjects" svg:width="21.399cm" svg:height="1.59cm" svg:x="2cm" svg:y="1.236cm" presentation:class="title" presentation:placeholder="true" presentation:user-transformed="true">
        <draw:text-box/>
      </draw:frame>
      <draw:frame draw:name="Google Shape;62;p16" presentation:style-name="TITLE_5f_AND_5f_BODY-outline1" draw:layer="backgroundobjects" svg:width="21.399cm" svg:height="9.489cm" svg:x="2cm" svg:y="3.201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6.2.0$Linux_X86_64 LibreOffice_project/10$Build-2</meta:generator>
    <dc:date>2021-10-16T20:45:37.400685141</dc:date>
    <meta:editing-duration>PT2H16S</meta:editing-duration>
    <meta:editing-cycles>17</meta:editing-cycles>
    <meta:document-statistic meta:object-count="39"/>
  </office:meta>
</office:document-meta>
</file>